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Standard">
      <style:paragraph-properties fo:line-height="100%" style:page-number="1"/>
      <style:text-properties fo:font-size="10pt" officeooo:paragraph-rsid="012d3a34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145f062" officeooo:paragraph-rsid="0145f062" fo:background-color="#ffffff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4" style:family="paragraph" style:parent-style-name="Standard" style:list-style-name="WWNum4">
      <style:paragraph-properties fo:margin-left="0.5in" fo:margin-right="0in" fo:line-height="100%" fo:text-indent="-0.25in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line-height="100%"/>
      <style:text-properties fo:font-size="10pt" officeooo:rsid="00a4d4e3" officeooo:paragraph-rsid="00a62a4d" style:font-size-asian="10pt" style:font-size-complex="10pt"/>
    </style:style>
    <style:style style:name="P6" style:family="paragraph" style:parent-style-name="Standard">
      <style:paragraph-properties fo:line-height="100%"/>
      <style:text-properties fo:font-size="10pt" officeooo:rsid="0145f062" officeooo:paragraph-rsid="0145f062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145f062" style:font-size-asian="10pt" style:font-size-complex="10pt"/>
    </style:style>
    <style:style style:name="P8" style:family="paragraph" style:parent-style-name="Standard" style:list-style-name="WWNum4">
      <style:paragraph-properties fo:margin-left="0.5in" fo:margin-right="0in" fo:line-height="100%" fo:text-indent="-0.25in" style:auto-text-indent="false"/>
      <style:text-properties fo:font-size="10pt" officeooo:paragraph-rsid="0145f062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rsid="00a4d4e3" officeooo:paragraph-rsid="0145f062" style:font-size-asian="10pt" style:font-size-complex="10pt"/>
    </style:style>
    <style:style style:name="P10" style:family="paragraph" style:parent-style-name="Standard">
      <style:paragraph-properties fo:line-height="100%"/>
      <style:text-properties fo:font-size="10pt" officeooo:paragraph-rsid="00411820" fo:background-color="#ffffff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paragraph-rsid="01476a16" style:font-size-asian="10pt" style:font-size-complex="10pt"/>
    </style:style>
    <style:style style:name="P12" style:family="paragraph" style:parent-style-name="Standard">
      <style:paragraph-properties fo:line-height="100%"/>
      <style:text-properties fo:font-size="10pt" officeooo:rsid="0145f062" officeooo:paragraph-rsid="01476a16" fo:background-color="#ffffff" style:font-size-asian="10pt" style:font-size-complex="10pt"/>
    </style:style>
    <style:style style:name="P13" style:family="paragraph" style:parent-style-name="Standard" style:list-style-name="WWNum4">
      <style:paragraph-properties fo:margin-left="0.5in" fo:margin-right="0in" fo:line-height="100%" fo:text-indent="-0.25in" style:auto-text-indent="false"/>
      <style:text-properties fo:font-size="10pt" officeooo:paragraph-rsid="01476a16" style:font-size-asian="10pt" style:font-size-complex="10pt"/>
    </style:style>
    <style:style style:name="P14" style:family="paragraph" style:parent-style-name="Standard">
      <style:paragraph-properties fo:line-height="100%"/>
      <style:text-properties fo:font-size="10pt" officeooo:rsid="00a4d4e3" officeooo:paragraph-rsid="01476a16" style:font-size-asian="10pt" style:font-size-complex="10pt"/>
    </style:style>
    <style:style style:name="P15" style:family="paragraph" style:parent-style-name="Standard">
      <style:paragraph-properties fo:line-height="100%"/>
      <style:text-properties fo:font-size="10pt" officeooo:rsid="0145f062" officeooo:paragraph-rsid="01476a16" style:font-size-asian="10pt" style:font-size-complex="10pt"/>
    </style:style>
    <style:style style:name="P16" style:family="paragraph" style:parent-style-name="Standard">
      <style:paragraph-properties fo:line-height="100%"/>
      <style:text-properties fo:font-size="10pt" officeooo:paragraph-rsid="00411820" style:font-size-asian="10pt" style:font-size-complex="10pt"/>
    </style:style>
    <style:style style:name="P17" style:family="paragraph" style:parent-style-name="Standard">
      <style:paragraph-properties fo:line-height="100%"/>
      <style:text-properties fo:font-size="10pt" officeooo:paragraph-rsid="018bb773" style:font-size-asian="10pt" style:font-size-complex="10pt"/>
    </style:style>
    <style:style style:name="P18" style:family="paragraph" style:parent-style-name="Standard">
      <style:paragraph-properties fo:line-height="100%"/>
      <style:text-properties fo:font-size="10pt" officeooo:rsid="0145f062" officeooo:paragraph-rsid="0189c7df" fo:background-color="#ffffff" style:font-size-asian="10pt" style:font-size-complex="10pt"/>
    </style:style>
    <style:style style:name="P19" style:family="paragraph" style:parent-style-name="Standard">
      <style:paragraph-properties fo:line-height="100%"/>
      <style:text-properties fo:font-size="10pt" officeooo:paragraph-rsid="0189c7df" style:font-size-asian="10pt" style:font-size-complex="10pt"/>
    </style:style>
    <style:style style:name="P20" style:family="paragraph" style:parent-style-name="Standard" style:list-style-name="WWNum4">
      <style:paragraph-properties fo:margin-left="0.5in" fo:margin-right="0in" fo:line-height="100%" fo:text-indent="-0.25in" style:auto-text-indent="false"/>
      <style:text-properties fo:font-size="10pt" officeooo:paragraph-rsid="0189c7df" style:font-size-asian="10pt" style:font-size-complex="10pt"/>
    </style:style>
    <style:style style:name="P21" style:family="paragraph" style:parent-style-name="Standard">
      <style:paragraph-properties fo:line-height="100%"/>
      <style:text-properties fo:font-size="10pt" officeooo:rsid="00a4d4e3" officeooo:paragraph-rsid="0189c7df" style:font-size-asian="10pt" style:font-size-complex="10pt"/>
    </style:style>
    <style:style style:name="P22" style:family="paragraph" style:parent-style-name="Standard">
      <style:paragraph-properties fo:line-height="100%"/>
      <style:text-properties fo:font-size="10pt" officeooo:rsid="0145f062" officeooo:paragraph-rsid="0189c7df" style:font-size-asian="10pt" style:font-size-complex="10pt"/>
    </style:style>
    <style:style style:name="P23" style:family="paragraph" style:parent-style-name="Standard">
      <style:paragraph-properties fo:line-height="100%"/>
      <style:text-properties fo:font-size="10pt" officeooo:rsid="014be5c2" officeooo:paragraph-rsid="014be5c2" fo:background-color="#ffffff" style:font-size-asian="10pt" style:font-size-complex="10pt"/>
    </style:style>
    <style:style style:name="P24" style:family="paragraph" style:parent-style-name="Standard">
      <style:paragraph-properties fo:line-height="100%"/>
      <style:text-properties fo:font-size="10pt" officeooo:rsid="00b2c4e5" officeooo:paragraph-rsid="00b2c4e5" fo:background-color="#ffffff" style:font-size-asian="10pt" style:font-size-complex="10pt"/>
    </style:style>
    <style:style style:name="P25" style:family="paragraph" style:parent-style-name="Standard">
      <style:paragraph-properties fo:line-height="100%"/>
      <style:text-properties fo:font-size="10pt" officeooo:paragraph-rsid="014e4be8" style:font-size-asian="10pt" style:font-size-complex="10pt"/>
    </style:style>
    <style:style style:name="P26" style:family="paragraph" style:parent-style-name="Standard">
      <style:paragraph-properties fo:line-height="100%"/>
      <style:text-properties fo:font-size="10pt" officeooo:paragraph-rsid="018be2ab" style:font-size-asian="10pt" style:font-size-complex="10pt"/>
    </style:style>
    <style:style style:name="P27" style:family="paragraph" style:parent-style-name="Standard">
      <style:paragraph-properties fo:line-height="100%"/>
      <style:text-properties fo:font-size="10pt" officeooo:rsid="0145f062" officeooo:paragraph-rsid="018be2ab" fo:background-color="#ffffff" style:font-size-asian="10pt" style:font-size-complex="10pt"/>
    </style:style>
    <style:style style:name="P28" style:family="paragraph" style:parent-style-name="Standard" style:list-style-name="WWNum4">
      <style:paragraph-properties fo:margin-left="0.5in" fo:margin-right="0in" fo:line-height="100%" fo:text-indent="-0.25in" style:auto-text-indent="false"/>
      <style:text-properties fo:font-size="10pt" officeooo:paragraph-rsid="018be2ab" style:font-size-asian="10pt" style:font-size-complex="10pt"/>
    </style:style>
    <style:style style:name="P29" style:family="paragraph" style:parent-style-name="Standard">
      <style:paragraph-properties fo:line-height="100%"/>
      <style:text-properties fo:font-size="10pt" officeooo:rsid="00a4d4e3" officeooo:paragraph-rsid="018be2ab" style:font-size-asian="10pt" style:font-size-complex="10pt"/>
    </style:style>
    <style:style style:name="P30" style:family="paragraph" style:parent-style-name="Standard">
      <style:paragraph-properties fo:line-height="100%"/>
      <style:text-properties fo:font-size="10pt" officeooo:rsid="0145f062" officeooo:paragraph-rsid="018be2ab" style:font-size-asian="10pt" style:font-size-complex="10pt"/>
    </style:style>
    <style:style style:name="P31" style:family="paragraph" style:parent-style-name="Standard">
      <style:paragraph-properties fo:line-height="100%"/>
      <style:text-properties fo:font-size="10pt" officeooo:rsid="00b2c4e5" officeooo:paragraph-rsid="014e4be8" fo:background-color="#ffffff" style:font-size-asian="10pt" style:font-size-complex="10pt"/>
    </style:style>
    <style:style style:name="P32" style:family="paragraph" style:parent-style-name="Standard">
      <style:paragraph-properties fo:line-height="100%"/>
      <style:text-properties fo:font-size="10pt" officeooo:paragraph-rsid="0152f17d" style:font-size-asian="10pt" style:font-size-complex="10pt"/>
    </style:style>
    <style:style style:name="P33" style:family="paragraph" style:parent-style-name="Standard">
      <style:paragraph-properties fo:line-height="100%"/>
      <style:text-properties fo:font-size="10pt" officeooo:rsid="0145f062" officeooo:paragraph-rsid="0152f17d" fo:background-color="#ffffff" style:font-size-asian="10pt" style:font-size-complex="10pt"/>
    </style:style>
    <style:style style:name="P34" style:family="paragraph" style:parent-style-name="Standard" style:list-style-name="WWNum4">
      <style:paragraph-properties fo:margin-left="0.5in" fo:margin-right="0in" fo:line-height="100%" fo:text-indent="-0.25in" style:auto-text-indent="false"/>
      <style:text-properties fo:font-size="10pt" officeooo:paragraph-rsid="0152f17d" style:font-size-asian="10pt" style:font-size-complex="10pt"/>
    </style:style>
    <style:style style:name="P35" style:family="paragraph" style:parent-style-name="Standard">
      <style:paragraph-properties fo:line-height="100%"/>
      <style:text-properties fo:font-size="10pt" officeooo:rsid="00a4d4e3" officeooo:paragraph-rsid="0152f17d" style:font-size-asian="10pt" style:font-size-complex="10pt"/>
    </style:style>
    <style:style style:name="P36" style:family="paragraph" style:parent-style-name="Standard">
      <style:paragraph-properties fo:line-height="100%"/>
      <style:text-properties fo:font-size="10pt" officeooo:rsid="0145f062" officeooo:paragraph-rsid="0152f17d" style:font-size-asian="10pt" style:font-size-complex="10pt"/>
    </style:style>
    <style:style style:name="P37" style:family="paragraph" style:parent-style-name="Standard">
      <style:paragraph-properties fo:line-height="100%"/>
      <style:text-properties fo:font-size="10pt" officeooo:paragraph-rsid="01550118" style:font-size-asian="10pt" style:font-size-complex="10pt"/>
    </style:style>
    <style:style style:name="P38" style:family="paragraph" style:parent-style-name="Standard">
      <style:paragraph-properties fo:line-height="100%"/>
      <style:text-properties fo:font-size="10pt" officeooo:rsid="0145f062" officeooo:paragraph-rsid="01550118" fo:background-color="#ffffff" style:font-size-asian="10pt" style:font-size-complex="10pt"/>
    </style:style>
    <style:style style:name="P39" style:family="paragraph" style:parent-style-name="Standard" style:list-style-name="WWNum4">
      <style:paragraph-properties fo:margin-left="0.5in" fo:margin-right="0in" fo:line-height="100%" fo:text-indent="-0.25in" style:auto-text-indent="false"/>
      <style:text-properties fo:font-size="10pt" officeooo:paragraph-rsid="01550118" style:font-size-asian="10pt" style:font-size-complex="10pt"/>
    </style:style>
    <style:style style:name="P40" style:family="paragraph" style:parent-style-name="Standard">
      <style:paragraph-properties fo:line-height="100%"/>
      <style:text-properties fo:font-size="10pt" officeooo:rsid="00a4d4e3" officeooo:paragraph-rsid="01550118" style:font-size-asian="10pt" style:font-size-complex="10pt"/>
    </style:style>
    <style:style style:name="P41" style:family="paragraph" style:parent-style-name="Standard">
      <style:paragraph-properties fo:line-height="100%"/>
      <style:text-properties fo:font-size="10pt" officeooo:rsid="0145f062" officeooo:paragraph-rsid="01550118" style:font-size-asian="10pt" style:font-size-complex="10pt"/>
    </style:style>
    <style:style style:name="P42" style:family="paragraph" style:parent-style-name="Standard">
      <style:paragraph-properties fo:line-height="100%"/>
      <style:text-properties fo:font-size="10pt" officeooo:paragraph-rsid="0155597a" style:font-size-asian="10pt" style:font-size-complex="10pt"/>
    </style:style>
    <style:style style:name="P43" style:family="paragraph" style:parent-style-name="Standard">
      <style:paragraph-properties fo:line-height="100%"/>
      <style:text-properties fo:font-size="10pt" officeooo:rsid="0145f062" officeooo:paragraph-rsid="0155597a" fo:background-color="#ffffff" style:font-size-asian="10pt" style:font-size-complex="10pt"/>
    </style:style>
    <style:style style:name="P44" style:family="paragraph" style:parent-style-name="Standard" style:list-style-name="WWNum4">
      <style:paragraph-properties fo:margin-left="0.5in" fo:margin-right="0in" fo:line-height="100%" fo:text-indent="-0.25in" style:auto-text-indent="false"/>
      <style:text-properties fo:font-size="10pt" officeooo:rsid="01577654" officeooo:paragraph-rsid="01577654" style:font-size-asian="10pt" style:font-size-complex="10pt"/>
    </style:style>
    <style:style style:name="P45" style:family="paragraph" style:parent-style-name="Standard">
      <style:paragraph-properties fo:line-height="100%"/>
      <style:text-properties fo:font-size="10pt" officeooo:rsid="00a4d4e3" officeooo:paragraph-rsid="0155597a" style:font-size-asian="10pt" style:font-size-complex="10pt"/>
    </style:style>
    <style:style style:name="P46" style:family="paragraph" style:parent-style-name="Standard">
      <style:paragraph-properties fo:line-height="100%"/>
      <style:text-properties fo:font-size="10pt" officeooo:rsid="0145f062" officeooo:paragraph-rsid="0155597a" style:font-size-asian="10pt" style:font-size-complex="10pt"/>
    </style:style>
    <style:style style:name="P47" style:family="paragraph" style:parent-style-name="Standard">
      <style:paragraph-properties fo:line-height="100%"/>
      <style:text-properties fo:font-size="10pt" officeooo:paragraph-rsid="01593d9c" style:font-size-asian="10pt" style:font-size-complex="10pt"/>
    </style:style>
    <style:style style:name="P48" style:family="paragraph" style:parent-style-name="Standard">
      <style:paragraph-properties fo:line-height="100%"/>
      <style:text-properties fo:font-size="10pt" officeooo:rsid="0145f062" officeooo:paragraph-rsid="01593d9c" fo:background-color="#ffffff" style:font-size-asian="10pt" style:font-size-complex="10pt"/>
    </style:style>
    <style:style style:name="P49" style:family="paragraph" style:parent-style-name="Standard" style:list-style-name="WWNum4">
      <style:paragraph-properties fo:margin-left="0.5in" fo:margin-right="0in" fo:line-height="100%" fo:text-indent="-0.25in" style:auto-text-indent="false"/>
      <style:text-properties fo:font-size="10pt" officeooo:rsid="01577654" officeooo:paragraph-rsid="01593d9c" style:font-size-asian="10pt" style:font-size-complex="10pt"/>
    </style:style>
    <style:style style:name="P50" style:family="paragraph" style:parent-style-name="Standard">
      <style:paragraph-properties fo:line-height="100%"/>
      <style:text-properties fo:font-size="10pt" officeooo:rsid="00a4d4e3" officeooo:paragraph-rsid="01593d9c" style:font-size-asian="10pt" style:font-size-complex="10pt"/>
    </style:style>
    <style:style style:name="P51" style:family="paragraph" style:parent-style-name="Standard">
      <style:paragraph-properties fo:line-height="100%"/>
      <style:text-properties fo:font-size="10pt" officeooo:rsid="0145f062" officeooo:paragraph-rsid="01593d9c" style:font-size-asian="10pt" style:font-size-complex="10pt"/>
    </style:style>
    <style:style style:name="P52" style:family="paragraph" style:parent-style-name="Standard">
      <style:paragraph-properties fo:line-height="100%"/>
      <style:text-properties fo:font-size="10pt" officeooo:paragraph-rsid="015e85c1" style:font-size-asian="10pt" style:font-size-complex="10pt"/>
    </style:style>
    <style:style style:name="P53" style:family="paragraph" style:parent-style-name="Standard">
      <style:paragraph-properties fo:line-height="100%"/>
      <style:text-properties fo:font-size="10pt" officeooo:rsid="0145f062" officeooo:paragraph-rsid="015e85c1" fo:background-color="#ffffff" style:font-size-asian="10pt" style:font-size-complex="10pt"/>
    </style:style>
    <style:style style:name="P54" style:family="paragraph" style:parent-style-name="Standard" style:list-style-name="WWNum4">
      <style:paragraph-properties fo:margin-left="0.5in" fo:margin-right="0in" fo:line-height="100%" fo:text-indent="-0.25in" style:auto-text-indent="false"/>
      <style:text-properties fo:font-size="10pt" officeooo:rsid="01577654" officeooo:paragraph-rsid="015e85c1" style:font-size-asian="10pt" style:font-size-complex="10pt"/>
    </style:style>
    <style:style style:name="P55" style:family="paragraph" style:parent-style-name="Standard">
      <style:paragraph-properties fo:line-height="100%"/>
      <style:text-properties fo:font-size="10pt" officeooo:rsid="00a4d4e3" officeooo:paragraph-rsid="015e85c1" style:font-size-asian="10pt" style:font-size-complex="10pt"/>
    </style:style>
    <style:style style:name="P56" style:family="paragraph" style:parent-style-name="Standard">
      <style:paragraph-properties fo:line-height="100%"/>
      <style:text-properties fo:font-size="10pt" officeooo:rsid="0145f062" officeooo:paragraph-rsid="015e85c1" style:font-size-asian="10pt" style:font-size-complex="10pt"/>
    </style:style>
    <style:style style:name="P57" style:family="paragraph" style:parent-style-name="Standard">
      <style:paragraph-properties fo:line-height="100%"/>
      <style:text-properties fo:font-size="10pt" officeooo:paragraph-rsid="01630015" style:font-size-asian="10pt" style:font-size-complex="10pt"/>
    </style:style>
    <style:style style:name="P58" style:family="paragraph" style:parent-style-name="Standard">
      <style:paragraph-properties fo:line-height="100%"/>
      <style:text-properties fo:font-size="10pt" officeooo:paragraph-rsid="0167cc24" style:font-size-asian="10pt" style:font-size-complex="10pt"/>
    </style:style>
    <style:style style:name="P59" style:family="paragraph" style:parent-style-name="Standard">
      <style:paragraph-properties fo:line-height="100%"/>
      <style:text-properties fo:font-size="10pt" officeooo:rsid="0145f062" officeooo:paragraph-rsid="0167cc24" fo:background-color="#ffffff" style:font-size-asian="10pt" style:font-size-complex="10pt"/>
    </style:style>
    <style:style style:name="P60" style:family="paragraph" style:parent-style-name="Standard" style:list-style-name="WWNum4">
      <style:paragraph-properties fo:margin-left="0.5in" fo:margin-right="0in" fo:line-height="100%" fo:text-indent="-0.25in" style:auto-text-indent="false"/>
      <style:text-properties fo:font-size="10pt" officeooo:rsid="016acfb0" officeooo:paragraph-rsid="016acfb0" style:font-size-asian="10pt" style:font-size-complex="10pt"/>
    </style:style>
    <style:style style:name="P61" style:family="paragraph" style:parent-style-name="Standard">
      <style:paragraph-properties fo:line-height="100%"/>
      <style:text-properties fo:font-size="10pt" officeooo:rsid="00a4d4e3" officeooo:paragraph-rsid="0167cc24" style:font-size-asian="10pt" style:font-size-complex="10pt"/>
    </style:style>
    <style:style style:name="P62" style:family="paragraph" style:parent-style-name="Standard">
      <style:paragraph-properties fo:line-height="100%"/>
      <style:text-properties fo:font-size="10pt" officeooo:rsid="0145f062" officeooo:paragraph-rsid="0167cc24" style:font-size-asian="10pt" style:font-size-complex="10pt"/>
    </style:style>
    <style:style style:name="P63" style:family="paragraph" style:parent-style-name="Standard">
      <style:paragraph-properties fo:line-height="100%"/>
      <style:text-properties fo:font-size="10pt" officeooo:paragraph-rsid="016c9472" style:font-size-asian="10pt" style:font-size-complex="10pt"/>
    </style:style>
    <style:style style:name="P64" style:family="paragraph" style:parent-style-name="Standard">
      <style:paragraph-properties fo:line-height="100%"/>
      <style:text-properties fo:font-size="10pt" officeooo:paragraph-rsid="016c9472" fo:background-color="#ffffff" style:font-size-asian="10pt" style:font-size-complex="10pt"/>
    </style:style>
    <style:style style:name="P65" style:family="paragraph" style:parent-style-name="Standard">
      <style:paragraph-properties fo:line-height="100%"/>
      <style:text-properties fo:font-size="10pt" officeooo:rsid="016c9472" officeooo:paragraph-rsid="016c9472" fo:background-color="#ffffff" style:font-size-asian="10pt" style:font-size-complex="10pt"/>
    </style:style>
    <style:style style:name="P66" style:family="paragraph" style:parent-style-name="Standard">
      <style:paragraph-properties fo:line-height="100%"/>
      <style:text-properties fo:font-size="10pt" officeooo:rsid="00a4d4e3" officeooo:paragraph-rsid="016c9472" fo:background-color="#ffffff" style:font-size-asian="10pt" style:font-size-complex="10pt"/>
    </style:style>
    <style:style style:name="P67" style:family="paragraph" style:parent-style-name="Standard">
      <style:paragraph-properties fo:line-height="100%"/>
      <style:text-properties fo:font-size="10pt" officeooo:rsid="014be5c2" officeooo:paragraph-rsid="016c9472" fo:background-color="#ffffff" style:font-size-asian="10pt" style:font-size-complex="10pt"/>
    </style:style>
    <style:style style:name="P68" style:family="paragraph" style:parent-style-name="Standard">
      <style:paragraph-properties fo:line-height="100%"/>
      <style:text-properties fo:font-size="10pt" officeooo:paragraph-rsid="016dd29d" fo:background-color="#ffffff" style:font-size-asian="10pt" style:font-size-complex="10pt"/>
    </style:style>
    <style:style style:name="P69" style:family="paragraph" style:parent-style-name="Standard">
      <style:paragraph-properties fo:line-height="100%"/>
      <style:text-properties fo:font-size="10pt" officeooo:rsid="014b2e10" officeooo:paragraph-rsid="016dd29d" fo:background-color="#ffffff" style:font-size-asian="10pt" style:font-size-complex="10pt"/>
    </style:style>
    <style:style style:name="P70" style:family="paragraph" style:parent-style-name="Standard">
      <style:paragraph-properties fo:line-height="100%"/>
      <style:text-properties fo:font-size="10pt" officeooo:paragraph-rsid="016dd29d" style:font-size-asian="10pt" style:font-size-complex="10pt"/>
    </style:style>
    <style:style style:name="P71" style:family="paragraph" style:parent-style-name="Standard">
      <style:paragraph-properties fo:line-height="100%"/>
      <style:text-properties fo:font-size="10pt" officeooo:rsid="00a4d4e3" officeooo:paragraph-rsid="016dd29d" fo:background-color="#ffffff" style:font-size-asian="10pt" style:font-size-complex="10pt"/>
    </style:style>
    <style:style style:name="P72" style:family="paragraph" style:parent-style-name="Standard">
      <style:paragraph-properties fo:line-height="100%"/>
      <style:text-properties fo:font-size="10pt" officeooo:rsid="014be5c2" officeooo:paragraph-rsid="016dd29d" fo:background-color="#ffffff" style:font-size-asian="10pt" style:font-size-complex="10pt"/>
    </style:style>
    <style:style style:name="P73" style:family="paragraph" style:parent-style-name="Standard">
      <style:paragraph-properties fo:line-height="100%"/>
      <style:text-properties fo:font-size="10pt" officeooo:paragraph-rsid="01755d43" style:font-size-asian="10pt" style:font-size-complex="10pt"/>
    </style:style>
    <style:style style:name="P74" style:family="paragraph" style:parent-style-name="Standard">
      <style:paragraph-properties fo:line-height="100%"/>
      <style:text-properties fo:font-size="10pt" officeooo:rsid="0145f062" officeooo:paragraph-rsid="01755d43" fo:background-color="#ffffff" style:font-size-asian="10pt" style:font-size-complex="10pt"/>
    </style:style>
    <style:style style:name="P75" style:family="paragraph" style:parent-style-name="Standard" style:list-style-name="WWNum4">
      <style:paragraph-properties fo:margin-left="0.5in" fo:margin-right="0in" fo:line-height="100%" fo:text-indent="-0.25in" style:auto-text-indent="false"/>
      <style:text-properties fo:font-size="10pt" officeooo:rsid="01755d43" officeooo:paragraph-rsid="01755d43" style:font-size-asian="10pt" style:font-size-complex="10pt"/>
    </style:style>
    <style:style style:name="P76" style:family="paragraph" style:parent-style-name="Standard">
      <style:paragraph-properties fo:line-height="100%"/>
      <style:text-properties fo:font-size="10pt" officeooo:rsid="00a4d4e3" officeooo:paragraph-rsid="01755d43" style:font-size-asian="10pt" style:font-size-complex="10pt"/>
    </style:style>
    <style:style style:name="P77" style:family="paragraph" style:parent-style-name="Standard">
      <style:paragraph-properties fo:line-height="100%"/>
      <style:text-properties fo:font-size="10pt" officeooo:rsid="0145f062" officeooo:paragraph-rsid="01755d43" style:font-size-asian="10pt" style:font-size-complex="10pt"/>
    </style:style>
    <style:style style:name="P78" style:family="paragraph" style:parent-style-name="Standard">
      <style:paragraph-properties fo:line-height="100%"/>
      <style:text-properties fo:font-size="10pt" officeooo:paragraph-rsid="01768a7c" fo:background-color="#ffffff" style:font-size-asian="10pt" style:font-size-complex="10pt"/>
    </style:style>
    <style:style style:name="P79" style:family="paragraph" style:parent-style-name="Standard">
      <style:paragraph-properties fo:line-height="100%"/>
      <style:text-properties fo:font-size="10pt" officeooo:rsid="014b2e10" officeooo:paragraph-rsid="01768a7c" fo:background-color="#ffffff" style:font-size-asian="10pt" style:font-size-complex="10pt"/>
    </style:style>
    <style:style style:name="P80" style:family="paragraph" style:parent-style-name="Standard">
      <style:paragraph-properties fo:line-height="100%"/>
      <style:text-properties fo:font-size="10pt" officeooo:rsid="01768a7c" officeooo:paragraph-rsid="01768a7c" style:font-size-asian="10pt" style:font-size-complex="10pt"/>
    </style:style>
    <style:style style:name="P81" style:family="paragraph" style:parent-style-name="Standard">
      <style:paragraph-properties fo:line-height="100%"/>
      <style:text-properties fo:font-size="10pt" officeooo:paragraph-rsid="0178f1e1" style:font-size-asian="10pt" style:font-size-complex="10pt"/>
    </style:style>
    <style:style style:name="P82" style:family="paragraph" style:parent-style-name="Standard">
      <style:paragraph-properties fo:line-height="100%"/>
      <style:text-properties fo:font-size="10pt" officeooo:rsid="00a4d4e3" officeooo:paragraph-rsid="01768a7c" fo:background-color="#ffffff" style:font-size-asian="10pt" style:font-size-complex="10pt"/>
    </style:style>
    <style:style style:name="P83" style:family="paragraph" style:parent-style-name="Standard">
      <style:paragraph-properties fo:line-height="100%"/>
      <style:text-properties fo:font-size="10pt" officeooo:rsid="014be5c2" officeooo:paragraph-rsid="01768a7c" fo:background-color="#ffffff" style:font-size-asian="10pt" style:font-size-complex="10pt"/>
    </style:style>
    <style:style style:name="P84" style:family="paragraph" style:parent-style-name="Standard">
      <style:paragraph-properties fo:line-height="100%"/>
      <style:text-properties fo:font-size="10pt" officeooo:paragraph-rsid="01768a7c" style:font-size-asian="10pt" style:font-size-complex="10pt"/>
    </style:style>
    <style:style style:name="P85" style:family="paragraph" style:parent-style-name="Standard">
      <style:paragraph-properties fo:line-height="100%"/>
      <style:text-properties fo:font-size="10pt" officeooo:paragraph-rsid="017c2754" fo:background-color="#ffffff" style:font-size-asian="10pt" style:font-size-complex="10pt"/>
    </style:style>
    <style:style style:name="P86" style:family="paragraph" style:parent-style-name="Standard">
      <style:paragraph-properties fo:line-height="100%"/>
      <style:text-properties fo:font-size="10pt" officeooo:rsid="014b2e10" officeooo:paragraph-rsid="017c2754" fo:background-color="#ffffff" style:font-size-asian="10pt" style:font-size-complex="10pt"/>
    </style:style>
    <style:style style:name="P87" style:family="paragraph" style:parent-style-name="Standard">
      <style:paragraph-properties fo:line-height="100%"/>
      <style:text-properties fo:font-size="10pt" officeooo:paragraph-rsid="017c2754" style:font-size-asian="10pt" style:font-size-complex="10pt"/>
    </style:style>
    <style:style style:name="P88" style:family="paragraph" style:parent-style-name="Standard">
      <style:paragraph-properties fo:line-height="100%"/>
      <style:text-properties fo:font-size="10pt" officeooo:rsid="00a4d4e3" officeooo:paragraph-rsid="017c2754" fo:background-color="#ffffff" style:font-size-asian="10pt" style:font-size-complex="10pt"/>
    </style:style>
    <style:style style:name="P89" style:family="paragraph" style:parent-style-name="Standard">
      <style:paragraph-properties fo:line-height="100%"/>
      <style:text-properties fo:font-size="10pt" officeooo:rsid="014be5c2" officeooo:paragraph-rsid="017c2754" fo:background-color="#ffffff" style:font-size-asian="10pt" style:font-size-complex="10pt"/>
    </style:style>
    <style:style style:name="P90" style:family="paragraph" style:parent-style-name="Standard">
      <style:paragraph-properties fo:line-height="100%"/>
      <style:text-properties fo:font-size="10pt" officeooo:paragraph-rsid="017ef0a4" style:font-size-asian="10pt" style:font-size-complex="10pt"/>
    </style:style>
    <style:style style:name="P91" style:family="paragraph" style:parent-style-name="Standard" style:list-style-name="WWNum4">
      <style:paragraph-properties fo:margin-left="0.5in" fo:margin-right="0in" fo:line-height="100%" fo:text-indent="-0.25in" style:auto-text-indent="false"/>
      <style:text-properties fo:font-size="10pt" officeooo:rsid="0180ce33" officeooo:paragraph-rsid="0180ce33" style:font-size-asian="10pt" style:font-size-complex="10pt"/>
    </style:style>
    <style:style style:name="P92" style:family="paragraph" style:parent-style-name="Standard">
      <style:paragraph-properties fo:line-height="100%"/>
      <style:text-properties fo:font-size="10pt" officeooo:rsid="00a4d4e3" officeooo:paragraph-rsid="017ef0a4" style:font-size-asian="10pt" style:font-size-complex="10pt"/>
    </style:style>
    <style:style style:name="P93" style:family="paragraph" style:parent-style-name="Standard">
      <style:paragraph-properties fo:line-height="100%"/>
      <style:text-properties fo:font-size="10pt" officeooo:rsid="0145f062" officeooo:paragraph-rsid="017ef0a4" style:font-size-asian="10pt" style:font-size-complex="10pt"/>
    </style:style>
    <style:style style:name="P94" style:family="paragraph" style:parent-style-name="Standard">
      <style:paragraph-properties fo:line-height="100%"/>
      <style:text-properties fo:font-size="10pt" officeooo:paragraph-rsid="01860bc0" style:font-size-asian="10pt" style:font-size-complex="10pt"/>
    </style:style>
    <style:style style:name="P95" style:family="paragraph" style:parent-style-name="Standard">
      <style:paragraph-properties fo:line-height="100%"/>
      <style:text-properties fo:font-size="10pt" officeooo:rsid="0180ce33" officeooo:paragraph-rsid="01860bc0" style:font-size-asian="10pt" style:font-size-complex="10pt"/>
    </style:style>
    <style:style style:name="P96" style:family="paragraph" style:parent-style-name="Standard" style:list-style-name="WWNum4">
      <style:paragraph-properties fo:margin-left="0.5in" fo:margin-right="0in" fo:line-height="100%" fo:text-indent="-0.25in" style:auto-text-indent="false"/>
      <style:text-properties fo:font-size="10pt" officeooo:rsid="0180ce33" officeooo:paragraph-rsid="01860bc0" style:font-size-asian="10pt" style:font-size-complex="10pt"/>
    </style:style>
    <style:style style:name="P97" style:family="paragraph" style:parent-style-name="Standard" style:list-style-name="WWNum4">
      <style:paragraph-properties fo:margin-left="0.5in" fo:margin-right="0in" fo:line-height="100%" fo:text-indent="-0.25in" style:auto-text-indent="false"/>
      <style:text-properties fo:font-size="10pt" officeooo:rsid="01860bc0" officeooo:paragraph-rsid="01860bc0" style:font-size-asian="10pt" style:font-size-complex="10pt"/>
    </style:style>
    <style:style style:name="P98" style:family="paragraph" style:parent-style-name="Standard">
      <style:paragraph-properties fo:line-height="100%"/>
      <style:text-properties fo:font-size="10pt" officeooo:rsid="00a4d4e3" officeooo:paragraph-rsid="01860bc0" style:font-size-asian="10pt" style:font-size-complex="10pt"/>
    </style:style>
    <style:style style:name="P99" style:family="paragraph" style:parent-style-name="Standard">
      <style:paragraph-properties fo:line-height="100%"/>
      <style:text-properties fo:font-size="10pt" officeooo:rsid="0145f062" officeooo:paragraph-rsid="01860bc0" style:font-size-asian="10pt" style:font-size-complex="10pt"/>
    </style:style>
    <style:style style:name="P100" style:family="paragraph" style:parent-style-name="Standard">
      <style:paragraph-properties fo:line-height="100%"/>
      <style:text-properties fo:font-size="10pt" officeooo:paragraph-rsid="01860bc0" fo:background-color="#ffffff" style:font-size-asian="10pt" style:font-size-complex="10pt"/>
    </style:style>
    <style:style style:name="T1" style:family="text">
      <style:text-properties officeooo:rsid="0040c65a"/>
    </style:style>
    <style:style style:name="T2" style:family="text">
      <style:text-properties officeooo:rsid="0145f062"/>
    </style:style>
    <style:style style:name="T3" style:family="text">
      <style:text-properties officeooo:rsid="01272bfd"/>
    </style:style>
    <style:style style:name="T4" style:family="text">
      <style:text-properties officeooo:rsid="01476a16"/>
    </style:style>
    <style:style style:name="T5" style:family="text">
      <style:text-properties officeooo:rsid="0189c7df"/>
    </style:style>
    <style:style style:name="T6" style:family="text">
      <style:text-properties officeooo:rsid="018be2ab"/>
    </style:style>
    <style:style style:name="T7" style:family="text">
      <style:text-properties officeooo:rsid="018ddf7f"/>
    </style:style>
    <style:style style:name="T8" style:family="text">
      <style:text-properties officeooo:rsid="018eb090"/>
    </style:style>
    <style:style style:name="T9" style:family="text">
      <style:text-properties officeooo:rsid="0155e014"/>
    </style:style>
    <style:style style:name="T10" style:family="text">
      <style:text-properties officeooo:rsid="0152f17d"/>
    </style:style>
    <style:style style:name="T11" style:family="text">
      <style:text-properties officeooo:rsid="0153fcd6"/>
    </style:style>
    <style:style style:name="T12" style:family="text">
      <style:text-properties officeooo:rsid="01550118"/>
    </style:style>
    <style:style style:name="T13" style:family="text">
      <style:text-properties officeooo:rsid="015840d2"/>
    </style:style>
    <style:style style:name="T14" style:family="text">
      <style:text-properties officeooo:rsid="01698166"/>
    </style:style>
    <style:style style:name="T15" style:family="text">
      <style:text-properties officeooo:rsid="01593d9c"/>
    </style:style>
    <style:style style:name="T16" style:family="text">
      <style:text-properties officeooo:rsid="015b1a31"/>
    </style:style>
    <style:style style:name="T17" style:family="text">
      <style:text-properties officeooo:rsid="015d0206"/>
    </style:style>
    <style:style style:name="T18" style:family="text">
      <style:text-properties officeooo:rsid="0167cc24"/>
    </style:style>
    <style:style style:name="T19" style:family="text">
      <style:text-properties officeooo:rsid="015e85c1"/>
    </style:style>
    <style:style style:name="T20" style:family="text">
      <style:text-properties officeooo:rsid="015f2aa6"/>
    </style:style>
    <style:style style:name="T21" style:family="text">
      <style:text-properties officeooo:rsid="016acfb0"/>
    </style:style>
    <style:style style:name="T22" style:family="text">
      <style:text-properties officeooo:rsid="00b2c4e5"/>
    </style:style>
    <style:style style:name="T23" style:family="text">
      <style:text-properties officeooo:rsid="004348f9"/>
    </style:style>
    <style:style style:name="T24" style:family="text">
      <style:text-properties officeooo:rsid="016c9472"/>
    </style:style>
    <style:style style:name="T25" style:family="text">
      <style:text-properties fo:background-color="#ffffff" loext:char-shading-value="0"/>
    </style:style>
    <style:style style:name="T26" style:family="text">
      <style:text-properties officeooo:rsid="004348f9" fo:background-color="#ffffff" loext:char-shading-value="0"/>
    </style:style>
    <style:style style:name="T27" style:family="text">
      <style:text-properties officeooo:rsid="014b2e10" fo:background-color="#ffffff" loext:char-shading-value="0"/>
    </style:style>
    <style:style style:name="T28" style:family="text">
      <style:text-properties officeooo:rsid="016c9472" fo:background-color="#ffffff" loext:char-shading-value="0"/>
    </style:style>
    <style:style style:name="T29" style:family="text">
      <style:text-properties officeooo:rsid="00b2c4e5" fo:background-color="#ffffff" loext:char-shading-value="0"/>
    </style:style>
    <style:style style:name="T30" style:family="text">
      <style:text-properties officeooo:rsid="016cdb6c"/>
    </style:style>
    <style:style style:name="T31" style:family="text">
      <style:text-properties officeooo:rsid="0171b1dc"/>
    </style:style>
    <style:style style:name="T32" style:family="text">
      <style:text-properties officeooo:rsid="0172ea8c" fo:background-color="#ffffff" loext:char-shading-value="0"/>
    </style:style>
    <style:style style:name="T33" style:family="text">
      <style:text-properties officeooo:rsid="016ed71b"/>
    </style:style>
    <style:style style:name="T34" style:family="text">
      <style:text-properties officeooo:rsid="01755d43"/>
    </style:style>
    <style:style style:name="T35" style:family="text">
      <style:text-properties officeooo:rsid="00afaa97" fo:background-color="#ffffff" loext:char-shading-value="0"/>
    </style:style>
    <style:style style:name="T36" style:family="text">
      <style:text-properties officeooo:rsid="01768a7c" fo:background-color="#ffffff" loext:char-shading-value="0"/>
    </style:style>
    <style:style style:name="T37" style:family="text">
      <style:text-properties officeooo:rsid="017aa6b2"/>
    </style:style>
    <style:style style:name="T38" style:family="text">
      <style:text-properties officeooo:rsid="017c2754" fo:background-color="#ffffff" loext:char-shading-value="0"/>
    </style:style>
    <style:style style:name="T39" style:family="text">
      <style:text-properties officeooo:rsid="0180ce33"/>
    </style:style>
    <style:style style:name="T40" style:family="text">
      <style:text-properties officeooo:rsid="01835155"/>
    </style:style>
    <style:style style:name="T41" style:family="text">
      <style:text-properties officeooo:rsid="01860b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<text:span text:style-name="T1">=</text:span> singlecorrect, <text:span text:style-name="T1">MARKS</text:span>=<text:span text:style-name="T2">1,</text:span><text:span text:style-name="T3"> </text:span>C<text:span text:style-name="T1">ATEGORY</text:span>=<text:span text:style-name="T2">ssh</text:span></text:p>
      <text:p text:style-name="P2">Which options in ssh is used to specify a non-default port?</text:p>
      <text:p text:style-name="P3">OPTIONS<text:span text:style-name="T1">=</text:span></text:p>
      <text:list text:style-name="WWNum4">
        <text:list-item>
          <text:p text:style-name="P4">-<text:span text:style-name="T2">p</text:span></text:p>
        </text:list-item>
        <text:list-item>
          <text:p text:style-name="P4">-<text:span text:style-name="T2">P</text:span></text:p>
        </text:list-item>
        <text:list-item>
          <text:p text:style-name="P4">-<text:span text:style-name="T2">v</text:span></text:p>
        </text:list-item>
        <text:list-item>
          <text:p text:style-name="P4">-<text:span text:style-name="T2">i</text:span></text:p>
        </text:list-item>
      </text:list>
      <text:p text:style-name="P3">ANSWER<text:span text:style-name="T1">=</text:span><text:span text:style-name="T2">A</text:span></text:p>
      <text:p text:style-name="P5">ANSDESC =</text:p>
      <text:p text:style-name="P6">read the manual of the ssh command</text:p>
      <text:p text:style-name="P6"/>
      <text:p text:style-name="P7">================================================================================</text:p>
      <text:p text:style-name="P7"/>
      <text:p text:style-name="P7">QUESTION<text:span text:style-name="T1">=</text:span> singlecorrect, <text:span text:style-name="T1">MARKS</text:span>=<text:span text:style-name="T2">1,</text:span><text:span text:style-name="T3"> </text:span>C<text:span text:style-name="T1">ATEGORY</text:span>=<text:span text:style-name="T2">ssh</text:span></text:p>
      <text:p text:style-name="P2">Which options in ssh is used to enable verbose debugging?</text:p>
      <text:p text:style-name="P7">OPTIONS<text:span text:style-name="T1">=</text:span></text:p>
      <text:list text:continue-numbering="true" text:style-name="WWNum4">
        <text:list-item>
          <text:p text:style-name="P8">-<text:span text:style-name="T2">d</text:span></text:p>
        </text:list-item>
        <text:list-item>
          <text:p text:style-name="P8">-<text:span text:style-name="T2">v</text:span></text:p>
        </text:list-item>
        <text:list-item>
          <text:p text:style-name="P8">-<text:span text:style-name="T2">V</text:span></text:p>
        </text:list-item>
        <text:list-item>
          <text:p text:style-name="P8">-<text:span text:style-name="T2">q</text:span></text:p>
        </text:list-item>
      </text:list>
      <text:p text:style-name="P7">ANSWER<text:span text:style-name="T1">=</text:span><text:span text:style-name="T2">B</text:span></text:p>
      <text:p text:style-name="P9">ANSDESC =</text:p>
      <text:p text:style-name="P6">read the manual of the ssh command</text:p>
      <text:p text:style-name="P7"/>
      <text:p text:style-name="P3">================================================================================</text:p>
      <text:p text:style-name="P10"/>
      <text:p text:style-name="P11">QUESTION<text:span text:style-name="T1">=</text:span> singlecorrect, <text:span text:style-name="T1">MARKS</text:span>=<text:span text:style-name="T2">1,</text:span><text:span text:style-name="T3"> </text:span>C<text:span text:style-name="T1">ATEGORY</text:span>=<text:span text:style-name="T2">ssh</text:span></text:p>
      <text:p text:style-name="P12">To login using a private key file, which option do you use?</text:p>
      <text:p text:style-name="P11">OPTIONS<text:span text:style-name="T1">=</text:span></text:p>
      <text:list text:continue-numbering="true" text:style-name="WWNum4">
        <text:list-item>
          <text:p text:style-name="P13">-<text:span text:style-name="T4">k</text:span></text:p>
        </text:list-item>
        <text:list-item>
          <text:p text:style-name="P13">-<text:span text:style-name="T4">i</text:span></text:p>
        </text:list-item>
        <text:list-item>
          <text:p text:style-name="P13">-<text:span text:style-name="T4">K</text:span></text:p>
        </text:list-item>
        <text:list-item>
          <text:p text:style-name="P13">-<text:span text:style-name="T4">f</text:span></text:p>
        </text:list-item>
      </text:list>
      <text:p text:style-name="P11">ANSWER<text:span text:style-name="T1">=</text:span><text:span text:style-name="T2">B</text:span></text:p>
      <text:p text:style-name="P14">ANSDESC =</text:p>
      <text:p text:style-name="P15">read the manual of the ssh command</text:p>
      <text:p text:style-name="P10"/>
      <text:p text:style-name="P16">================================================================================</text:p>
      <text:p text:style-name="P16"/>
      <text:p text:style-name="P17">QUESTION<text:span text:style-name="T1">=</text:span> singlecorrect, <text:span text:style-name="T1">MARKS</text:span>=<text:span text:style-name="T2">1,</text:span><text:span text:style-name="T3"> </text:span>C<text:span text:style-name="T1">ATEGORY</text:span>=<text:span text:style-name="T2">ssh</text:span></text:p>
      <text:p text:style-name="P18">Which option in ssh is used to forward a local port to the remote host?</text:p>
      <text:p text:style-name="P19">OPTIONS<text:span text:style-name="T1">=</text:span></text:p>
      <text:list text:continue-numbering="true" text:style-name="WWNum4">
        <text:list-item>
          <text:p text:style-name="P20">-<text:span text:style-name="T5">l</text:span></text:p>
        </text:list-item>
        <text:list-item>
          <text:p text:style-name="P20">-<text:span text:style-name="T5">P</text:span></text:p>
        </text:list-item>
        <text:list-item>
          <text:p text:style-name="P20">-<text:span text:style-name="T5">L</text:span></text:p>
        </text:list-item>
        <text:list-item>
          <text:p text:style-name="P20">-<text:span text:style-name="T5">p</text:span></text:p>
        </text:list-item>
      </text:list>
      <text:p text:style-name="P19">ANSWER<text:span text:style-name="T1">=</text:span><text:span text:style-name="T5">C</text:span></text:p>
      <text:p text:style-name="P21">ANSDESC =</text:p>
      <text:p text:style-name="P22">read the manual of the <text:span text:style-name="T6">ssh</text:span> command</text:p>
      <text:p text:style-name="P23"/>
      <text:p text:style-name="P24">================================================================================</text:p>
      <text:p text:style-name="P25"/>
      <text:p text:style-name="P26">QUESTION<text:span text:style-name="T1">=</text:span> singlecorrect, <text:span text:style-name="T1">MARKS</text:span>=<text:span text:style-name="T2">1,</text:span><text:span text:style-name="T3"> </text:span>C<text:span text:style-name="T1">ATEGORY</text:span>=<text:span text:style-name="T2">ssh</text:span></text:p>
      <text:p text:style-name="P27">Which ssh option is used to login via a jump host</text:p>
      <text:p text:style-name="P26">OPTIONS<text:span text:style-name="T1">=</text:span></text:p>
      <text:list text:continue-numbering="true" text:style-name="WWNum4">
        <text:list-item>
          <text:p text:style-name="P28">-<text:span text:style-name="T7">j</text:span></text:p>
        </text:list-item>
        <text:list-item>
          <text:p text:style-name="P28"><text:soft-page-break/>-<text:span text:style-name="T5">P</text:span></text:p>
        </text:list-item>
        <text:list-item>
          <text:p text:style-name="P28">-<text:span text:style-name="T7">H</text:span></text:p>
        </text:list-item>
        <text:list-item>
          <text:p text:style-name="P28">-<text:span text:style-name="T7">J</text:span></text:p>
        </text:list-item>
      </text:list>
      <text:p text:style-name="P26">ANSWER<text:span text:style-name="T1">=</text:span><text:span text:style-name="T8">D</text:span></text:p>
      <text:p text:style-name="P29">ANSDESC =</text:p>
      <text:p text:style-name="P30">read the manual of the <text:span text:style-name="T9">scp</text:span> command</text:p>
      <text:p text:style-name="P31"/>
      <text:p text:style-name="P31">================================================================================</text:p>
      <text:p text:style-name="P32"/>
      <text:p text:style-name="P32">QUESTION<text:span text:style-name="T1">=</text:span> singlecorrect, <text:span text:style-name="T1">MARKS</text:span>=<text:span text:style-name="T2">1,</text:span><text:span text:style-name="T3"> </text:span>C<text:span text:style-name="T1">ATEGORY</text:span>=<text:span text:style-name="T10">scp</text:span></text:p>
      <text:p text:style-name="P33">Which SCP option preserves file permissions and timestamps?</text:p>
      <text:p text:style-name="P32">OPTIONS<text:span text:style-name="T1">=</text:span></text:p>
      <text:list text:continue-numbering="true" text:style-name="WWNum4">
        <text:list-item>
          <text:p text:style-name="P34">-<text:span text:style-name="T11">p</text:span></text:p>
        </text:list-item>
        <text:list-item>
          <text:p text:style-name="P34">-<text:span text:style-name="T11">r</text:span></text:p>
        </text:list-item>
        <text:list-item>
          <text:p text:style-name="P34">-<text:span text:style-name="T11">v</text:span></text:p>
        </text:list-item>
        <text:list-item>
          <text:p text:style-name="P34">-<text:span text:style-name="T11">i</text:span></text:p>
        </text:list-item>
      </text:list>
      <text:p text:style-name="P32">ANSWER<text:span text:style-name="T1">=</text:span><text:span text:style-name="T11">A</text:span></text:p>
      <text:p text:style-name="P35">ANSDESC =</text:p>
      <text:p text:style-name="P36">read the manual of the <text:span text:style-name="T9">scp</text:span> command</text:p>
      <text:p text:style-name="P32"/>
      <text:p text:style-name="P32">================================================================================</text:p>
      <text:p text:style-name="P37"/>
      <text:p text:style-name="P37">QUESTION<text:span text:style-name="T1">=</text:span> singlecorrect, <text:span text:style-name="T1">MARKS</text:span>=<text:span text:style-name="T2">1,</text:span><text:span text:style-name="T3"> </text:span>C<text:span text:style-name="T1">ATEGORY</text:span>=<text:span text:style-name="T10">scp</text:span></text:p>
      <text:p text:style-name="P38">To copy a directory recursively with SCP, which option is used?</text:p>
      <text:p text:style-name="P37">OPTIONS<text:span text:style-name="T1">=</text:span></text:p>
      <text:list text:continue-numbering="true" text:style-name="WWNum4">
        <text:list-item>
          <text:p text:style-name="P39">-<text:span text:style-name="T11">p</text:span></text:p>
        </text:list-item>
        <text:list-item>
          <text:p text:style-name="P39">-<text:span text:style-name="T11">r</text:span></text:p>
        </text:list-item>
        <text:list-item>
          <text:p text:style-name="P39">-<text:span text:style-name="T12">v</text:span></text:p>
        </text:list-item>
        <text:list-item>
          <text:p text:style-name="P39">-<text:span text:style-name="T12">C</text:span></text:p>
        </text:list-item>
      </text:list>
      <text:p text:style-name="P37">ANSWER<text:span text:style-name="T1">=</text:span><text:span text:style-name="T12">B</text:span></text:p>
      <text:p text:style-name="P40">ANSDESC =</text:p>
      <text:p text:style-name="P41">read the manual of the <text:span text:style-name="T9">scp</text:span> command</text:p>
      <text:p text:style-name="P37"/>
      <text:p text:style-name="P37">================================================================================</text:p>
      <text:p text:style-name="P42"/>
      <text:p text:style-name="P42">QUESTION<text:span text:style-name="T1">=</text:span> singlecorrect, <text:span text:style-name="T1">MARKS</text:span>=<text:span text:style-name="T2">1,</text:span><text:span text:style-name="T3"> </text:span>C<text:span text:style-name="T1">ATEGORY</text:span>=<text:span text:style-name="T9">ftp</text:span></text:p>
      <text:p text:style-name="P43">In FTP, which command is used to download a file?</text:p>
      <text:p text:style-name="P42">OPTIONS<text:span text:style-name="T1">=</text:span></text:p>
      <text:list text:continue-numbering="true" text:style-name="WWNum4">
        <text:list-item>
          <text:p text:style-name="P44">get</text:p>
        </text:list-item>
        <text:list-item>
          <text:p text:style-name="P44">put</text:p>
        </text:list-item>
        <text:list-item>
          <text:p text:style-name="P44">ls</text:p>
        </text:list-item>
        <text:list-item>
          <text:p text:style-name="P44">cd</text:p>
        </text:list-item>
      </text:list>
      <text:p text:style-name="P42">ANSWER<text:span text:style-name="T1">=</text:span><text:span text:style-name="T13">A</text:span></text:p>
      <text:p text:style-name="P45">ANSDESC =</text:p>
      <text:p text:style-name="P46">read the manual of the <text:span text:style-name="T9">ftp</text:span> command</text:p>
      <text:p text:style-name="P42"/>
      <text:p text:style-name="P42">================================================================================</text:p>
      <text:p text:style-name="P47"/>
      <text:p text:style-name="P47">QUESTION<text:span text:style-name="T1">=</text:span> singlecorrect, <text:span text:style-name="T1">MARKS</text:span>=<text:span text:style-name="T2">1,</text:span><text:span text:style-name="T3"> </text:span>C<text:span text:style-name="T1">ATEGORY</text:span>=<text:span text:style-name="T14">rsync</text:span></text:p>
      <text:p text:style-name="P48">Which option in rsync preserves permissions, timestamps, and symbolic links?</text:p>
      <text:p text:style-name="P47">OPTIONS<text:span text:style-name="T1">=</text:span></text:p>
      <text:list text:continue-numbering="true" text:style-name="WWNum4">
        <text:list-item>
          <text:p text:style-name="P49">-<text:span text:style-name="T15">v</text:span></text:p>
        </text:list-item>
        <text:list-item>
          <text:p text:style-name="P49">-<text:span text:style-name="T15">a</text:span></text:p>
        </text:list-item>
        <text:list-item>
          <text:p text:style-name="P49">-<text:span text:style-name="T15">r</text:span></text:p>
        </text:list-item>
        <text:list-item>
          <text:p text:style-name="P49">-<text:span text:style-name="T15">z</text:span></text:p>
        </text:list-item>
      </text:list>
      <text:p text:style-name="P47">ANSWER<text:span text:style-name="T1">=</text:span><text:span text:style-name="T16">B</text:span></text:p>
      <text:p text:style-name="P50"><text:soft-page-break/>ANSDESC =</text:p>
      <text:p text:style-name="P51">read the manual of the <text:span text:style-name="T17">rsync </text:span>command</text:p>
      <text:p text:style-name="P47"/>
      <text:p text:style-name="P47">================================================================================</text:p>
      <text:p text:style-name="P52"/>
      <text:p text:style-name="P52">QUESTION<text:span text:style-name="T1">=</text:span> singlecorrect, <text:span text:style-name="T1">MARKS</text:span>=<text:span text:style-name="T2">1,</text:span><text:span text:style-name="T3"> </text:span>C<text:span text:style-name="T1">ATEGORY</text:span>=<text:span text:style-name="T18">rsync</text:span></text:p>
      <text:p text:style-name="P53">Which rsync option deletes files in the destination that are not present in the source?</text:p>
      <text:p text:style-name="P52">OPTIONS<text:span text:style-name="T1">=</text:span></text:p>
      <text:list text:continue-numbering="true" text:style-name="WWNum4">
        <text:list-item>
          <text:p text:style-name="P54">--<text:span text:style-name="T19">backup</text:span></text:p>
        </text:list-item>
        <text:list-item>
          <text:p text:style-name="P54">--<text:span text:style-name="T20">delete</text:span></text:p>
        </text:list-item>
        <text:list-item>
          <text:p text:style-name="P54">-<text:span text:style-name="T20">c</text:span></text:p>
        </text:list-item>
        <text:list-item>
          <text:p text:style-name="P54">-<text:span text:style-name="T15">z</text:span></text:p>
        </text:list-item>
      </text:list>
      <text:p text:style-name="P52">ANSWER<text:span text:style-name="T1">=</text:span><text:span text:style-name="T16">B</text:span></text:p>
      <text:p text:style-name="P55">ANSDESC =</text:p>
      <text:p text:style-name="P56">read the manual of the <text:span text:style-name="T17">rsync </text:span>command</text:p>
      <text:p text:style-name="P52"/>
      <text:p text:style-name="P57">================================================================================</text:p>
      <text:p text:style-name="P58"/>
      <text:p text:style-name="P58">QUESTION<text:span text:style-name="T1">=</text:span> singlecorrect, <text:span text:style-name="T1">MARKS</text:span>=<text:span text:style-name="T2">1,</text:span><text:span text:style-name="T3"> </text:span>C<text:span text:style-name="T1">ATEGORY</text:span>=<text:span text:style-name="T18">rsync</text:span></text:p>
      <text:p text:style-name="P59">The -z option in rsync is used to:</text:p>
      <text:p text:style-name="P58">OPTIONS<text:span text:style-name="T1">=</text:span></text:p>
      <text:list text:continue-numbering="true" text:style-name="WWNum4">
        <text:list-item>
          <text:p text:style-name="P60">Show progress</text:p>
        </text:list-item>
        <text:list-item>
          <text:p text:style-name="P60">Preserve timestamps</text:p>
        </text:list-item>
        <text:list-item>
          <text:p text:style-name="P60">Compress data during transfer</text:p>
        </text:list-item>
        <text:list-item>
          <text:p text:style-name="P60">Dry run</text:p>
        </text:list-item>
      </text:list>
      <text:p text:style-name="P58">ANSWER<text:span text:style-name="T1">=</text:span><text:span text:style-name="T21">C</text:span></text:p>
      <text:p text:style-name="P61">ANSDESC =</text:p>
      <text:p text:style-name="P62">read the manual of the <text:span text:style-name="T17">rsync </text:span>command</text:p>
      <text:p text:style-name="P58"/>
      <text:p text:style-name="P58">================================================================================</text:p>
      <text:p text:style-name="P63"/>
      <text:p text:style-name="P64">QUESTION<text:span text:style-name="T1">=</text:span>fillblanks, <text:span text:style-name="T1">BLANKS</text:span>=<text:span text:style-name="T22">1</text:span>, C<text:span text:style-name="T23">ATEGORY</text:span>=<text:span text:style-name="T24">rsync</text:span></text:p>
      <text:p text:style-name="P65">Which rsync option performs a dry run without actually copying the files ?</text:p>
      <text:p text:style-name="P63"><text:span text:style-name="T25">B</text:span><text:span text:style-name="T26">LANK=TeXt</text:span><text:span text:style-name="T25">, </text:span><text:span text:style-name="T26">MARKS</text:span><text:span text:style-name="T25">=</text:span><text:span text:style-name="T27">1</text:span><text:span text:style-name="T25">, ANSWER</text:span><text:span text:style-name="T26">=</text:span><text:bookmark-start text:name="__DdeLink__1211_1629533252 Copy 2"/><text:span text:style-name="T26">’-</text:span><text:span text:style-name="T28">n</text:span><text:span text:style-name="T29">’</text:span><text:bookmark-end text:name="__DdeLink__1211_1629533252 Copy 2"/></text:p>
      <text:p text:style-name="P66">ANSDESC = </text:p>
      <text:p text:style-name="P67">read the manual for <text:span text:style-name="T30">rsync </text:span>command</text:p>
      <text:p text:style-name="P63"/>
      <text:p text:style-name="P63">================================================================================</text:p>
      <text:p text:style-name="P68"/>
      <text:p text:style-name="P68">QUESTION<text:span text:style-name="T1">=</text:span>fillblanks, <text:span text:style-name="T1">BLANKS</text:span>=<text:span text:style-name="T22">1</text:span>, C<text:span text:style-name="T23">ATEGORY</text:span>=<text:span text:style-name="T31">rsync</text:span></text:p>
      <text:p text:style-name="P69">To exclude files matching a pattern, rsync uses the option ?</text:p>
      <text:p text:style-name="P70"><text:span text:style-name="T25">B</text:span><text:span text:style-name="T26">LANK=TeXt</text:span><text:span text:style-name="T25">, </text:span><text:span text:style-name="T26">MARKS</text:span><text:span text:style-name="T25">=</text:span><text:span text:style-name="T27">1</text:span><text:span text:style-name="T25">, ANSWER</text:span><text:span text:style-name="T26">=</text:span><text:bookmark-start text:name="__DdeLink__1211_1629533252 Copy 3"/><text:span text:style-name="T26">’-</text:span><text:span text:style-name="T27">-</text:span><text:span text:style-name="T32">exclude</text:span><text:span text:style-name="T29">’</text:span><text:bookmark-end text:name="__DdeLink__1211_1629533252 Copy 3"/></text:p>
      <text:p text:style-name="P71">ANSDESC = </text:p>
      <text:p text:style-name="P72">read the manual for <text:span text:style-name="T33">rsync </text:span>command</text:p>
      <text:p text:style-name="P72"/>
      <text:p text:style-name="P70">================================================================================</text:p>
      <text:p text:style-name="P73"/>
      <text:p text:style-name="P73">QUESTION<text:span text:style-name="T1">=</text:span> singlecorrect, <text:span text:style-name="T1">MARKS</text:span>=<text:span text:style-name="T2">1,</text:span><text:span text:style-name="T3"> </text:span>C<text:span text:style-name="T1">ATEGORY</text:span>=<text:span text:style-name="T18">rsync</text:span></text:p>
      <text:p text:style-name="P74">Which command edits the current user’s crontab?</text:p>
      <text:p text:style-name="P73">OPTIONS<text:span text:style-name="T1">=</text:span></text:p>
      <text:list text:continue-numbering="true" text:style-name="WWNum4">
        <text:list-item>
          <text:p text:style-name="P75">cronedit</text:p>
        </text:list-item>
        <text:list-item>
          <text:p text:style-name="P75">crontab -e</text:p>
        </text:list-item>
        <text:list-item>
          <text:p text:style-name="P75">crontab -l</text:p>
        </text:list-item>
        <text:list-item>
          <text:p text:style-name="P75">cron -edit</text:p>
        </text:list-item>
      </text:list>
      <text:p text:style-name="P73">ANSWER<text:span text:style-name="T1">=</text:span><text:span text:style-name="T34">B</text:span></text:p>
      <text:p text:style-name="P76">ANSDESC =</text:p>
      <text:p text:style-name="P77"><text:soft-page-break/>read the manual of the <text:span text:style-name="T17">rsync </text:span>command</text:p>
      <text:p text:style-name="P73"/>
      <text:p text:style-name="P73">================================================================================</text:p>
      <text:p text:style-name="P78"/>
      <text:p text:style-name="P78">QUESTION<text:span text:style-name="T1">=</text:span>fillblanks, <text:span text:style-name="T1">BLANKS</text:span>=<text:span text:style-name="T22">1</text:span>, C<text:span text:style-name="T23">ATEGORY</text:span>=<text:span text:style-name="T31">rsync</text:span></text:p>
      <text:p text:style-name="P79">0 9 * * 1 /home/student/report.sh </text:p>
      <text:p text:style-name="P80"><text:span text:style-name="T27">T</text:span><text:span text:style-name="T25">he above cron job runs every _____ at 9:00 AM</text:span></text:p>
      <text:p text:style-name="P81"><text:span text:style-name="T25">B</text:span><text:span text:style-name="T26">LANK=TeXt</text:span><text:span text:style-name="T25">, </text:span><text:span text:style-name="T26">MARKS</text:span><text:span text:style-name="T25">=</text:span><text:span text:style-name="T27">1</text:span><text:span text:style-name="T25">, ANSWER</text:span><text:span text:style-name="T26">=</text:span><text:bookmark-start text:name="__DdeLink__1211_1629533252 Copy 3 Copy 1"/><text:span text:style-name="T26">’</text:span><text:span text:style-name="T35">(?i)</text:span><text:span text:style-name="T36">monday</text:span><text:span text:style-name="T29">’</text:span><text:bookmark-end text:name="__DdeLink__1211_1629533252 Copy 3 Copy 1"/><text:span text:style-name="T29">,’</text:span><text:span text:style-name="T35">(?i)</text:span><text:span text:style-name="T36">Monday’</text:span></text:p>
      <text:p text:style-name="P82">ANSDESC = </text:p>
      <text:p text:style-name="P83">read the manual for <text:span text:style-name="T37">crontab </text:span>command</text:p>
      <text:p text:style-name="P83"/>
      <text:p text:style-name="P84">================================================================================</text:p>
      <text:p text:style-name="P85"/>
      <text:p text:style-name="P85">QUESTION<text:span text:style-name="T1">=</text:span>fillblanks, <text:span text:style-name="T1">BLANKS</text:span>=<text:span text:style-name="T22">1</text:span>, C<text:span text:style-name="T23">ATEGORY</text:span>=<text:span text:style-name="T31">rsync</text:span></text:p>
      <text:p text:style-name="P86">*/15 * * * * /home/student/check.sh</text:p>
      <text:p text:style-name="P87"><text:span text:style-name="T27">T</text:span><text:span text:style-name="T36">he above cron job runs every _____ </text:span><text:span text:style-name="T38">minutes ? </text:span></text:p>
      <text:p text:style-name="P87"><text:span text:style-name="T25">B</text:span><text:span text:style-name="T26">LANK=TeXt</text:span><text:span text:style-name="T25">, </text:span><text:span text:style-name="T26">MARKS</text:span><text:span text:style-name="T25">=</text:span><text:span text:style-name="T27">1</text:span><text:span text:style-name="T25">, ANSWER</text:span><text:span text:style-name="T26">=</text:span><text:bookmark-start text:name="__DdeLink__1211_1629533252 Copy 3 Copy 1 Copy 1"/><text:span text:style-name="T26">’</text:span><text:bookmark-end text:name="__DdeLink__1211_1629533252 Copy 3 Copy 1 Copy 1"/><text:span text:style-name="T38">15</text:span><text:span text:style-name="T36">’</text:span></text:p>
      <text:p text:style-name="P88">ANSDESC = </text:p>
      <text:p text:style-name="P89">read the manual for <text:span text:style-name="T37">crontab </text:span>command</text:p>
      <text:p text:style-name="P89"/>
      <text:p text:style-name="P87">================================================================================</text:p>
      <text:p text:style-name="P90"/>
      <text:p text:style-name="P90">QUESTION<text:span text:style-name="T1">=</text:span> singlecorrect, <text:span text:style-name="T1">MARKS</text:span>=<text:span text:style-name="T2">1,</text:span><text:span text:style-name="T3"> </text:span>C<text:span text:style-name="T1">ATEGORY</text:span>=<text:span text:style-name="T18">rsync</text:span></text:p>
      <text:p text:style-name="P90">5 4 * * * /home/student/script.sh<text:line-break/><text:span text:style-name="T39">when the above script would run ?</text:span></text:p>
      <text:p text:style-name="P90">OPTIONS<text:span text:style-name="T1">=</text:span></text:p>
      <text:list text:continue-numbering="true" text:style-name="WWNum4">
        <text:list-item>
          <text:p text:style-name="P91">4:05 AM everyday</text:p>
        </text:list-item>
        <text:list-item>
          <text:p text:style-name="P91">5:04 AM everyday</text:p>
        </text:list-item>
        <text:list-item>
          <text:p text:style-name="P91">4:05 PM everyday</text:p>
        </text:list-item>
        <text:list-item>
          <text:p text:style-name="P91">5:04 PM everyday</text:p>
        </text:list-item>
      </text:list>
      <text:p text:style-name="P90">ANSWER<text:span text:style-name="T1">=</text:span><text:span text:style-name="T40">A</text:span></text:p>
      <text:p text:style-name="P92">ANSDESC =</text:p>
      <text:p text:style-name="P93">read the manual of the <text:span text:style-name="T17">rsync </text:span>command</text:p>
      <text:p text:style-name="P90"/>
      <text:p text:style-name="P90">================================================================================</text:p>
      <text:p text:style-name="P94"/>
      <text:p text:style-name="P94">QUESTION<text:span text:style-name="T1">=</text:span> singlecorrect, <text:span text:style-name="T1">MARKS</text:span>=<text:span text:style-name="T2">1,</text:span><text:span text:style-name="T3"> </text:span>C<text:span text:style-name="T1">ATEGORY</text:span>=<text:span text:style-name="T18">rsync</text:span></text:p>
      <text:p text:style-name="P94">0 6 1,15 * * /home/student/payroll.sh</text:p>
      <text:p text:style-name="P95">when the above script would run ?</text:p>
      <text:p text:style-name="P94">OPTIONS<text:span text:style-name="T1">=</text:span></text:p>
      <text:list text:continue-numbering="true" text:style-name="WWNum4">
        <text:list-item>
          <text:p text:style-name="P96">1st of every month</text:p>
        </text:list-item>
        <text:list-item>
          <text:p text:style-name="P96">1st and 15th of every month</text:p>
        </text:list-item>
        <text:list-item>
          <text:p text:style-name="P97">Every Monday</text:p>
        </text:list-item>
        <text:list-item>
          <text:p text:style-name="P97">Every 15 days</text:p>
        </text:list-item>
      </text:list>
      <text:p text:style-name="P94">ANSWER<text:span text:style-name="T1">=</text:span><text:span text:style-name="T41">B</text:span></text:p>
      <text:p text:style-name="P98">ANSDESC =</text:p>
      <text:p text:style-name="P99">read the manual of the <text:span text:style-name="T17">rsync </text:span>command</text:p>
      <text:p text:style-name="P94"/>
      <text:p text:style-name="P94">================================================================================</text:p>
      <text:p text:style-name="P10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0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0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0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0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font-size="10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08-22T01:28:11.532568921</dc:date>
    <meta:editing-duration>P2DT20M19S</meta:editing-duration>
    <meta:editing-cycles>150</meta:editing-cycles>
    <meta:document-statistic meta:table-count="0" meta:image-count="0" meta:object-count="0" meta:page-count="4" meta:paragraph-count="181" meta:word-count="636" meta:character-count="5068" meta:non-whitespace-character-count="4666"/>
  </office:meta>
</office:document-meta>
</file>